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fo:font-weight="bold" style:font-weight-asian="bold" style:font-weight-complex="bold"/>
    </style:style>
    <style:style style:name="T8" style:parent-style-name="Fonteparág.padrão" style:family="text">
      <style:text-properties style:font-name="Times New Roman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/>
    </style:style>
    <style:style style:name="T17" style:parent-style-name="Fonteparág.padrão" style:family="text">
      <style:text-properties style:font-name="Times New Roman" fo:font-weight="bold" style:font-weight-asian="bold" style:font-weight-complex="bold"/>
    </style:style>
    <style:style style:name="T18" style:parent-style-name="Fonteparág.padrão" style:family="text">
      <style:text-properties style:font-name="Times New Roman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style:font-name="Times New Roman" fo:font-weight="bold" style:font-weight-asian="bold" style:font-weight-complex="bold"/>
    </style:style>
    <style:style style:name="T21" style:parent-style-name="Fonteparág.padrão" style:family="text">
      <style:text-properties style:font-name="Times New Roman" style:font-weight-complex="bold"/>
    </style:style>
    <style:style style:name="T22" style:parent-style-name="Fonteparág.padrão" style:family="text">
      <style:text-properties style:font-name="Times New Roman"/>
    </style:style>
    <style:style style:name="T23" style:parent-style-name="Fonteparág.padrão" style:family="text">
      <style:text-properties style:font-name="Times New Roman"/>
    </style:style>
    <style:style style:name="T24" style:parent-style-name="Fonteparág.padrão" style:family="text">
      <style:text-properties style:font-name="Times New Roman" fo:font-weight="bold" style:font-weight-asian="bold" style:font-weight-complex="bold"/>
    </style:style>
    <style:style style:name="T25" style:parent-style-name="Fonteparág.padrão" style:family="text">
      <style:text-properties style:font-name="Times New Roman"/>
    </style:style>
    <style:style style:name="P26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fo:font-weight="bold" style:font-weight-asian="bold"/>
    </style:style>
    <style:style style:name="P29" style:parent-style-name="Standard" style:family="paragraph">
      <style:paragraph-properties fo:line-height="150%"/>
    </style:style>
    <style:style style:name="P30" style:parent-style-name="Standard" style:family="paragraph">
      <style:paragraph-properties fo:line-height="150%"/>
    </style:style>
    <style:style style:name="P31" style:parent-style-name="Standard" style:family="paragraph">
      <style:paragraph-properties fo:line-height="150%"/>
    </style:style>
    <style:style style:name="P32" style:parent-style-name="Standard" style:family="paragraph">
      <style:paragraph-properties fo:line-height="150%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Standard" style:family="paragraph">
      <style:paragraph-properties fo:line-height="150%"/>
    </style:style>
    <style:style style:name="P35" style:parent-style-name="Standard" style:family="paragraph">
      <style:paragraph-properties fo:line-height="150%"/>
    </style:style>
    <style:style style:name="P36" style:parent-style-name="Standard" style:family="paragraph">
      <style:paragraph-properties fo:line-height="150%"/>
    </style:style>
    <style:style style:name="P37" style:parent-style-name="Standard" style:family="paragraph">
      <style:paragraph-properties fo:line-height="150%"/>
    </style:style>
    <style:style style:name="P38" style:parent-style-name="Standard" style:family="paragraph">
      <style:paragraph-properties fo:line-height="150%"/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Standard" style:family="paragraph">
      <style:paragraph-properties fo:line-height="150%"/>
    </style:style>
    <style:style style:name="P41" style:parent-style-name="Standard" style:family="paragraph">
      <style:paragraph-properties fo:line-height="150%"/>
    </style:style>
    <style:style style:name="P42" style:parent-style-name="Standard" style:family="paragraph">
      <style:paragraph-properties fo:line-height="150%"/>
    </style:style>
    <style:style style:name="P43" style:parent-style-name="Standard" style:family="paragraph">
      <style:paragraph-properties fo:line-height="150%"/>
    </style:style>
    <style:style style:name="P44" style:parent-style-name="Standard" style:family="paragraph">
      <style:paragraph-properties fo:line-height="150%"/>
    </style:style>
    <style:style style:name="P45" style:parent-style-name="Normal" style:family="paragraph">
      <style:paragraph-properties fo:line-height="150%"/>
    </style:style>
    <style:style style:name="P46" style:parent-style-name="Standard" style:family="paragraph">
      <style:paragraph-properties fo:line-height="150%"/>
    </style:style>
  </office:automatic-styles>
  <office:body>
    <office:text text:use-soft-page-breaks="true">
      <text:p text:style-name="P1"><text:span text:style-name="T7">Aluno</text:span><text:span text:style-name="T8">:<text:s/></text:span><text:span text:style-name="T9">Luis Eduardo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03/11/2012</text:span></text:p>
      <text:p text:style-name="P19"><text:span text:style-name="T20">Fase/Iteração:<text:s/></text:span><text:span text:style-name="T21">Planejamento</text:span><text:span text:style-name="T22"><text:tab/></text:span><text:span text:style-name="T23"><text:tab/></text:span><text:span text:style-name="T24">Esforço Total:</text:span><text:span text:style-name="T25"><text:s/>4</text:span></text:p>
      <text:p text:style-name="P26"/>
      <text:p text:style-name="P27"><text:span text:style-name="T28">Atividade:</text:span><text:s/>Estudar/Definir tipo de testes<text:tab/><text:tab/><text:s/>Esforço: 2hs</text:p>
      <text:p text:style-name="Standard">Descrição: Pesquisar, estudar e escolher a abordagem a ser utilizada nos testes do projeto.</text:p>
      <text:p text:style-name="P29">Produtos: SGB_TESTE_NormasTiposDeTesteEFerramentasDeTeste.odt</text:p>
      <text:p text:style-name="P30">Equipe: Luis Eduardo / Felipe Giroto / Igor Vinicius</text:p>
      <text:p text:style-name="P31"/>
      <text:p text:style-name="P32"><text:span text:style-name="T33">Atividade</text:span>: Estudar/Definir Normas a serem utilizadas nos testes<text:s/><text:tab/>Esforço: 2 hs</text:p>
      <text:p text:style-name="P34">Descrição: Pesquisar, estudar e escolher quais normas para padronização serão atendidas para garantir a qualidade dos testes e identificar os produtos necessários para atende-las.</text:p>
      <text:p text:style-name="P35">Produtos: SGB_TESTE_NormasTiposDeTesteEFerramentasDeTeste.odt</text:p>
      <text:p text:style-name="P36">Equipe: Luis Eduardo / Felipe Giroto / Igor Vinicius</text:p>
      <text:p text:style-name="P37"/>
      <text:p text:style-name="P38"><text:span text:style-name="T39">Atividade:</text:span><text:s/>Estudar/Definir Ferramentas de Teste (24/10/2012 – 02/11/2012) Esforço: 8 hs</text:p>
      <text:p text:style-name="P40">Descrição:<text:s/>Pesquisar, estudar e escolher a(s)<text:s/>ferramenta(s)<text:s/>a ser(em)<text:s/>utilizada(s)<text:s/>na<text:s/></text:p>
      <text:p text:style-name="P41">Fábrica de<text:s/>Software para<text:s/>a prática de<text:s/>testes.</text:p>
      <text:p text:style-name="P42">Produtos: SGB_TESTE_NormasTiposDeTesteEFerramentasDeTeste.odf</text:p>
      <text:p text:style-name="P43">Equipe: Luis Eduardo / Felipe Giroto / Igor Vinicius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1pt" style:font-size-asian="11pt" style:font-size-complex="11pt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P4" style:parent-style-name="Cabeçalho" style:family="paragraph">
      <style:text-properties fo:font-size="11pt" style:font-size-asian="11pt" style:font-size-complex="11pt"/>
    </style:style>
    <style:style style:name="T5" style:parent-style-name="Fonteparág.padrão" style:family="text">
      <style:text-properties style:font-name="Times New Roman"/>
    </style:style>
    <style:style style:name="P6" style:parent-style-name="Cabeçalho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chiles</meta:initial-creator>
    <dc:creator>Achiles Camilo</dc:creator>
    <meta:creation-date>2012-10-25T10:41:00Z</meta:creation-date>
    <dc:date>2012-11-04T01:30:00Z</dc:date>
    <meta:template xlink:href="Normal" xlink:type="simple"/>
    <meta:editing-cycles>3</meta:editing-cycles>
    <meta:editing-duration>PT1740S</meta:editing-duration>
    <meta:document-statistic meta:page-count="1" meta:paragraph-count="2" meta:word-count="167" meta:character-count="1067" meta:row-count="7" meta:non-whitespace-character-count="902"/>
  </office:meta>
</office:document-meta>
</file>